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justify" style:justify-single-word="false"/>
      <style:text-properties officeooo:rsid="0000209b" officeooo:paragraph-rsid="0000209b"/>
    </style:style>
    <style:style style:name="P3" style:family="paragraph" style:parent-style-name="Standard">
      <style:paragraph-properties fo:text-align="justify" style:justify-single-word="false"/>
      <style:text-properties officeooo:rsid="0000209b" officeooo:paragraph-rsid="0000209b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00209b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0209b" officeooo:paragraph-rsid="0000209b" style:font-weight-asian="bold" style:font-name-complex="Arial1"/>
    </style:style>
    <style:style style:name="T1" style:family="text">
      <style:text-properties officeooo:rsid="0001afbf"/>
    </style:style>
    <style:style style:name="T2" style:family="text">
      <style:text-properties officeooo:rsid="00020e1d"/>
    </style:style>
    <style:style style:name="T3" style:family="text">
      <style:text-properties officeooo:rsid="000249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enerar certificados </text:p>
      <text:p text:style-name="P3">//Para autoridad certificacora</text:p>
      <text:p text:style-name="P3"><text:tab/>Genaramos la clave privada</text:p>
      <text:p text:style-name="P3">-openssl genrsa -out /etc/ssl/private/cakey.key 2048 -des3</text:p>
      <text:p text:style-name="P3"><text:tab/>Genaramos el certificados</text:p>
      <text:p text:style-name="P3">-openssl req -new -x509 -keyout /etc/ssl/private/cakey.key -out /etc/ssl/certs/cacert.pem <text:s/>-days 365</text:p>
      <text:p text:style-name="P3"/>
      <text:p text:style-name="P3">creamos el certificado de cliente a firmar</text:p>
      <text:p text:style-name="P3"><text:tab/><text:tab/><text:span text:style-name="T1">Creamos la Key</text:span></text:p>
      <text:p text:style-name="P3">-openssl genrsa -out /etc/ssl/private/taqueritos.key 2048</text:p>
      <text:p text:style-name="P3"><text:tab/><text:span text:style-name="T1">Creamos el SigninRequest</text:span></text:p>
      <text:p text:style-name="P3">-openssl req -new -key /etc/ssl/private/taqueritos.key -out /etc/ssl/certs/taqueritos.csr</text:p>
      <text:p text:style-name="P3"><text:tab/><text:span text:style-name="T1">Firmamos el certificado con nuestra CA</text:span></text:p>
      <text:p text:style-name="P3">-openssl x509 -req -in /etc/ssl/certs/taqueritos.csr -CA /etc/ssl/certs/cacert.pem -CAkey /etc/ssl/private/cakey.key -CAcreateserial -out /etc/ssl/certs/taqueritos.crt -days 365</text:p>
      <text:p text:style-name="P3">--sudo openssl dhparam -out /etc/nginx/dhparam.pem 4096</text:p>
      <text:p text:style-name="P3"><text:tab/><text:tab/><text:span text:style-name="T2">CONFIGURAR NGINX</text:span></text:p>
      <text:p text:style-name="P2"><text:span text:style-name="Source_20_Text">--nano /etc/nginx/snippets/</text:span><text:span text:style-name="Source_20_Text"><text:span text:style-name="T2">taqueritos</text:span></text:span><text:span text:style-name="Source_20_Text">.conf</text:span></text:p>
      <text:p text:style-name="P2"><text:span text:style-name="Source_20_Text"><text:tab/>ssl_certificate /etc/ssl/certs/</text:span><text:span text:style-name="Source_20_Text"><text:span text:style-name="T3">taqueritos</text:span></text:span><text:span text:style-name="Source_20_Text">.crt;</text:span></text:p>
      <text:p text:style-name="P1"><text:span text:style-name="Source_20_Text"><text:tab/>ssl_certificate_key /etc/ssl/private/</text:span><text:span text:style-name="Source_20_Text"><text:span text:style-name="T3">taqueritos</text:span></text:span><text:span text:style-name="Source_20_Text">.key;</text:span></text:p>
      <text:p text:style-name="P2"><text:span text:style-name="Source_20_Text">--nano /etc/nginx/snippets/ssl-params.conf</text:span></text:p>
      <text:p text:style-name="P4"><text:span text:style-name="Source_20_Text"><text:tab/></text:span></text:p>
      <text:p text:style-name="P2"><text:span text:style-name="Source_20_Text">ssl_protocols TLSv1.3;</text:span></text:p>
      <text:p text:style-name="Preformatted_20_Text"><text:span text:style-name="Source_20_Text">ssl_prefer_server_ciphers on;</text:span></text:p>
      <text:p text:style-name="Preformatted_20_Text"><text:span text:style-name="Source_20_Text">ssl_dhparam /etc/nginx/dhparam.pem; </text:span></text:p>
      <text:p text:style-name="Preformatted_20_Text"><text:span text:style-name="Source_20_Text">ssl_ciphers EECDH+AESGCM:EDH+AESGCM;</text:span></text:p>
      <text:p text:style-name="Preformatted_20_Text"><text:span text:style-name="Source_20_Text">ssl_ecdh_curve secp384r1;</text:span></text:p>
      <text:p text:style-name="Preformatted_20_Text"><text:span text:style-name="Source_20_Text">ssl_session_timeout <text:s/>10m;</text:span></text:p>
      <text:p text:style-name="Preformatted_20_Text"><text:span text:style-name="Source_20_Text">ssl_session_cache shared:SSL:10m;</text:span></text:p>
      <text:p text:style-name="Preformatted_20_Text"><text:span text:style-name="Source_20_Text">ssl_session_tickets off;</text:span></text:p>
      <text:p text:style-name="Preformatted_20_Text"><text:span text:style-name="Source_20_Text">ssl_stapling on;</text:span></text:p>
      <text:p text:style-name="Preformatted_20_Text"><text:span text:style-name="Source_20_Text">ssl_stapling_verify on;</text:span></text:p>
      <text:p text:style-name="Preformatted_20_Text"><text:span text:style-name="Source_20_Text">resolver 8.8.8.8 8.8.4.4 valid=300s;</text:span></text:p>
      <text:p text:style-name="Preformatted_20_Text"><text:span text:style-name="Source_20_Text">resolver_timeout 5s;</text:span></text:p>
      <text:p text:style-name="Preformatted_20_Text"><text:span text:style-name="Source_20_Text"># Disable strict transport security for now. You can uncomment the following</text:span></text:p>
      <text:p text:style-name="Preformatted_20_Text"><text:soft-page-break/><text:span text:style-name="Source_20_Text"># line if you understand the implications.</text:span></text:p>
      <text:p text:style-name="Preformatted_20_Text"><text:span text:style-name="Source_20_Text">#add_header Strict-Transport-Security "max-age=63072000; includeSubDomains; preload";</text:span></text:p>
      <text:p text:style-name="Preformatted_20_Text"><text:span text:style-name="Source_20_Text">add_header X-Frame-Options DENY;</text:span></text:p>
      <text:p text:style-name="Preformatted_20_Text"><text:span text:style-name="Source_20_Text">add_header X-Content-Type-Options nosniff;</text:span></text:p>
      <text:p text:style-name="P1"><text:span text:style-name="Source_20_Text">add_header X-XSS-Protection "1; mode=block";</text:span></text:p>
      <text:p text:style-name="P3">--nano /etc/nginx/sites-available/<text:span text:style-name="T3">taqueritos</text:span></text:p>
      <text:p text:style-name="P3"><text:tab/>server {</text:p>
      <text:p text:style-name="P3"><text:s text:c="4"/>listen 443 ssl http2;</text:p>
      <text:p text:style-name="P3"><text:s text:c="4"/>listen [::]:443 ssl http2;</text:p>
      <text:p text:style-name="P3"><text:s text:c="4"/>include snippets/taqueritos.conf;</text:p>
      <text:p text:style-name="P3"><text:s text:c="4"/>include snippets/ssl-params.conf;</text:p>
      <text:p text:style-name="P3"/>
      <text:p text:style-name="P3">root /var/www/taqueritos/html;</text:p>
      <text:p text:style-name="P3"><text:s text:c="8"/>index index.html index.htm index.nginx-debian.html;</text:p>
      <text:p text:style-name="P3"/>
      <text:p text:style-name="P3"><text:s text:c="2"/>server_name taqueritos.net www.taqueritos.net;</text:p>
      <text:p text:style-name="P3"/>
      <text:p text:style-name="P3"><text:s text:c="2"/>location / {</text:p>
      <text:p text:style-name="P3"><text:s text:c="16"/>try_files $uri $uri/ =404;</text:p>
      <text:p text:style-name="P3"><text:s text:c="8"/>}</text:p>
      <text:p text:style-name="P3"/>
      <text:p text:style-name="P3">}</text:p>
      <text:p text:style-name="P3"/>
      <text:p text:style-name="P3">server {</text:p>
      <text:p text:style-name="P3"><text:s text:c="4"/>listen 80;</text:p>
      <text:p text:style-name="P3"><text:s text:c="4"/>listen [::]:80;</text:p>
      <text:p text:style-name="P3"/>
      <text:p text:style-name="P3"><text:s text:c="4"/>server_name taqueritos.net www.taqueritos.net;</text:p>
      <text:p text:style-name="P3"/>
      <text:p text:style-name="P3"><text:s text:c="4"/>return 302 https://$server_name$request_uri;</text:p>
      <text:p text:style-name="P3">}</text:p>
      <text:p text:style-name="P2"><text:soft-page-break/><text:span text:style-name="Source_20_Text">ufw allow 'Nginx Full'</text:span></text:p>
      <text:p text:style-name="P2"><text:span text:style-name="Source_20_Text">ufw delete allow 'Nginx HTTP'</text:span></text:p>
      <text:p text:style-name="P2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SV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SV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SV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SV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SV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NEDUCYT</meta:initial-creator>
    <meta:editing-cycles>3</meta:editing-cycles>
    <meta:creation-date>2024-04-12T22:56:00</meta:creation-date>
    <dc:date>2024-04-17T11:48:12.009299306</dc:date>
    <meta:editing-duration>PT6M17S</meta:editing-duration>
    <meta:generator>LibreOffice/7.3.7.2$Linux_X86_64 LibreOffice_project/30$Build-2</meta:generator>
    <meta:document-statistic meta:table-count="0" meta:image-count="0" meta:object-count="0" meta:page-count="3" meta:paragraph-count="59" meta:word-count="209" meta:character-count="2187" meta:non-whitespace-character-count="1956"/>
    <meta:user-defined meta:name="AppVersion">16.0000</meta:user-defined>
    <meta:template xlink:type="simple" xlink:actuate="onRequest" xlink:title="Normal" xlink:href=""/>
  </office:meta>
</office:document-meta>
</file>